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Helvetica Neue" svg:font-family="'Helvetica Neue', Helvetica, Arial,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41f19" officeooo:paragraph-rsid="00041f19"/>
    </style:style>
    <style:style style:name="P2" style:family="paragraph" style:parent-style-name="Standard">
      <style:text-properties officeooo:rsid="00041f19" officeooo:paragraph-rsid="00146b3f"/>
    </style:style>
    <style:style style:name="P3" style:family="paragraph" style:parent-style-name="Standard">
      <style:text-properties officeooo:rsid="00041f19" officeooo:paragraph-rsid="002c8e80"/>
    </style:style>
    <style:style style:name="P4" style:family="paragraph" style:parent-style-name="Standard">
      <style:text-properties officeooo:rsid="00041f19" officeooo:paragraph-rsid="002eace1"/>
    </style:style>
    <style:style style:name="P5" style:family="paragraph" style:parent-style-name="Standard">
      <style:text-properties officeooo:rsid="000c5efa" officeooo:paragraph-rsid="000c5efa"/>
    </style:style>
    <style:style style:name="P6" style:family="paragraph" style:parent-style-name="Standard">
      <style:text-properties fo:font-weight="bold" officeooo:rsid="0022c725" officeooo:paragraph-rsid="0022c725" style:font-weight-asian="bold" style:font-weight-complex="bold"/>
    </style:style>
    <style:style style:name="P7" style:family="paragraph" style:parent-style-name="Standard">
      <style:text-properties fo:font-weight="bold" officeooo:rsid="0023d2e8" officeooo:paragraph-rsid="0023d2e8" style:font-weight-asian="bold" style:font-weight-complex="bold"/>
    </style:style>
    <style:style style:name="P8" style:family="paragraph" style:parent-style-name="Standard">
      <style:text-properties fo:font-weight="bold" officeooo:rsid="002c8e80" officeooo:paragraph-rsid="002c8e80" style:font-weight-asian="bold" style:font-weight-complex="bold"/>
    </style:style>
    <style:style style:name="P9" style:family="paragraph" style:parent-style-name="Standard">
      <style:text-properties fo:font-weight="bold" officeooo:rsid="002cf987" officeooo:paragraph-rsid="002cf987" style:font-weight-asian="bold" style:font-weight-complex="bold"/>
    </style:style>
    <style:style style:name="P10" style:family="paragraph" style:parent-style-name="Standard">
      <style:text-properties fo:font-weight="bold" officeooo:rsid="002e9b9f" officeooo:paragraph-rsid="002e9b9f" style:font-weight-asian="bold" style:font-weight-complex="bold"/>
    </style:style>
    <style:style style:name="P11" style:family="paragraph" style:parent-style-name="Standard">
      <style:text-properties fo:font-weight="bold" officeooo:rsid="002eace1" officeooo:paragraph-rsid="002eace1" style:font-weight-asian="bold" style:font-weight-complex="bold"/>
    </style:style>
    <style:style style:name="P12" style:family="paragraph" style:parent-style-name="Standard">
      <style:text-properties fo:font-weight="bold" officeooo:rsid="002f1de0" officeooo:paragraph-rsid="002f1de0" style:font-weight-asian="bold" style:font-weight-complex="bold"/>
    </style:style>
    <style:style style:name="P13" style:family="paragraph" style:parent-style-name="Standard">
      <style:text-properties fo:font-weight="normal" officeooo:rsid="001b8037" officeooo:paragraph-rsid="001b8037" style:font-weight-asian="normal" style:font-weight-complex="normal"/>
    </style:style>
    <style:style style:name="P14" style:family="paragraph" style:parent-style-name="Standard">
      <style:text-properties fo:font-weight="normal" officeooo:rsid="0022c725" officeooo:paragraph-rsid="0022c725" style:font-weight-asian="normal" style:font-weight-complex="normal"/>
    </style:style>
    <style:style style:name="P15" style:family="paragraph" style:parent-style-name="Standard">
      <style:text-properties fo:font-weight="normal" officeooo:rsid="0024020a" officeooo:paragraph-rsid="0024020a" style:font-weight-asian="normal" style:font-weight-complex="normal"/>
    </style:style>
    <style:style style:name="P16" style:family="paragraph" style:parent-style-name="Standard">
      <style:text-properties fo:font-variant="normal" fo:text-transform="none" fo:color="#505050" style:font-name="Arial" fo:font-size="9.75pt" fo:letter-spacing="normal" fo:font-style="normal" fo:font-weight="normal" officeooo:rsid="00041f19" officeooo:paragraph-rsid="00041f19" style:font-weight-asian="normal" style:font-weight-complex="normal"/>
    </style:style>
    <style:style style:name="P17" style:family="paragraph" style:parent-style-name="Standard">
      <style:text-properties style:text-position="0% 100%" officeooo:rsid="0004cadb" officeooo:paragraph-rsid="002c8e80"/>
    </style:style>
    <style:style style:name="P18" style:family="paragraph" style:parent-style-name="Standard">
      <style:text-properties style:text-position="0% 100%" fo:font-style="normal" officeooo:rsid="001901b5" officeooo:paragraph-rsid="00146b3f" style:font-style-asian="normal" style:font-style-complex="normal"/>
    </style:style>
    <style:style style:name="P19" style:family="paragraph" style:parent-style-name="Standard">
      <style:text-properties style:text-position="0% 100%" fo:font-style="normal" officeooo:rsid="00041f19" officeooo:paragraph-rsid="0039a706" style:font-style-asian="normal" style:font-style-complex="normal"/>
    </style:style>
    <style:style style:name="P20" style:family="paragraph" style:parent-style-name="Standard">
      <style:text-properties style:text-position="0% 100%" fo:font-style="normal" fo:font-weight="bold" officeooo:rsid="002f1de0" officeooo:paragraph-rsid="002f1de0" style:font-style-asian="normal" style:font-weight-asian="bold" style:font-style-complex="normal" style:font-weight-complex="bold"/>
    </style:style>
    <style:style style:name="P21" style:family="paragraph" style:parent-style-name="Standard">
      <style:text-properties style:text-position="0% 100%" fo:font-style="normal" fo:font-weight="bold" officeooo:rsid="0023d2e8" officeooo:paragraph-rsid="0023d2e8" style:font-style-asian="normal" style:font-weight-asian="bold" style:font-style-complex="normal" style:font-weight-complex="bold"/>
    </style:style>
    <style:style style:name="P22" style:family="paragraph" style:parent-style-name="Standard">
      <style:text-properties style:text-position="0% 100%" fo:font-style="normal" fo:font-weight="normal" officeooo:rsid="00230c5a" officeooo:paragraph-rsid="0023d2e8" style:font-style-asian="normal" style:font-weight-asian="normal" style:font-style-complex="normal" style:font-weight-complex="normal"/>
    </style:style>
    <style:style style:name="P23" style:family="paragraph" style:parent-style-name="Standard">
      <style:text-properties style:text-position="0% 100%" fo:font-style="normal" fo:font-weight="normal" officeooo:rsid="0023d2e8" officeooo:paragraph-rsid="0023d2e8" style:font-style-asian="normal" style:font-weight-asian="normal" style:font-style-complex="normal" style:font-weight-complex="normal"/>
    </style:style>
    <style:style style:name="P24" style:family="paragraph" style:parent-style-name="Standard">
      <style:text-properties fo:font-style="normal" officeooo:rsid="0008eed7" officeooo:paragraph-rsid="002eace1" style:font-style-asian="normal" style:font-style-complex="normal"/>
    </style:style>
    <style:style style:name="P25" style:family="paragraph" style:parent-style-name="Standard">
      <style:text-properties fo:font-style="normal" fo:font-weight="bold" officeooo:rsid="002eace1" officeooo:paragraph-rsid="002eace1" style:font-style-asian="normal" style:font-weight-asian="bold" style:font-style-complex="normal" style:font-weight-complex="bold"/>
    </style:style>
    <style:style style:name="P26" style:family="paragraph" style:parent-style-name="Standard">
      <style:text-properties fo:font-style="normal" fo:font-weight="bold" officeooo:rsid="002ee7ac" officeooo:paragraph-rsid="002ee7ac" style:font-style-asian="normal" style:font-weight-asian="bold" style:font-style-complex="normal" style:font-weight-complex="bold"/>
    </style:style>
    <style:style style:name="P27" style:family="paragraph" style:parent-style-name="Standard">
      <style:text-properties fo:font-weight="bold" officeooo:rsid="002eace1" officeooo:paragraph-rsid="002eace1" style:font-weight-asian="bold" style:font-weight-complex="bold"/>
    </style:style>
    <style:style style:name="P28" style:family="paragraph" style:parent-style-name="Standard">
      <style:text-properties officeooo:rsid="00041f19" officeooo:paragraph-rsid="0037a41a"/>
    </style:style>
    <style:style style:name="P29" style:family="paragraph" style:parent-style-name="Standard">
      <style:text-properties officeooo:rsid="00041f19" officeooo:paragraph-rsid="0037b874"/>
    </style:style>
    <style:style style:name="P30" style:family="paragraph" style:parent-style-name="Standard">
      <style:text-properties officeooo:rsid="00041f19" officeooo:paragraph-rsid="0042c96f"/>
    </style:style>
    <style:style style:name="P31" style:family="paragraph" style:parent-style-name="Standard">
      <style:text-properties fo:font-weight="normal" officeooo:rsid="00041f19" officeooo:paragraph-rsid="0037a41a" style:font-weight-asian="normal" style:font-weight-complex="normal"/>
    </style:style>
    <style:style style:name="P32" style:family="paragraph" style:parent-style-name="Standard">
      <style:text-properties fo:font-weight="normal" officeooo:rsid="0024020a" officeooo:paragraph-rsid="0024020a" style:font-weight-asian="normal" style:font-weight-complex="normal"/>
    </style:style>
    <style:style style:name="P33" style:family="paragraph" style:parent-style-name="Standard">
      <style:text-properties fo:font-weight="normal" officeooo:rsid="0042c96f" officeooo:paragraph-rsid="0042c96f" style:font-weight-asian="normal" style:font-weight-complex="normal"/>
    </style:style>
    <style:style style:name="P34" style:family="paragraph" style:parent-style-name="Standard">
      <style:text-properties fo:font-weight="normal" officeooo:rsid="00432317" officeooo:paragraph-rsid="00432317" style:font-weight-asian="normal" style:font-weight-complex="normal"/>
    </style:style>
    <style:style style:name="P35" style:family="paragraph" style:parent-style-name="Standard">
      <style:text-properties fo:font-weight="normal" officeooo:paragraph-rsid="00432317"/>
    </style:style>
    <style:style style:name="P36" style:family="paragraph" style:parent-style-name="Standard">
      <style:text-properties fo:font-weight="normal" officeooo:paragraph-rsid="00458127"/>
    </style:style>
    <style:style style:name="T1" style:family="text">
      <style:text-properties style:text-position="super 58%"/>
    </style:style>
    <style:style style:name="T2" style:family="text">
      <style:text-properties style:text-position="super 58%" fo:font-style="normal" officeooo:rsid="000c5efa" style:font-style-asian="normal" style:font-style-complex="normal"/>
    </style:style>
    <style:style style:name="T3" style:family="text">
      <style:text-properties style:text-position="super 58%" fo:font-style="normal" officeooo:rsid="003f8bd2" style:font-style-asian="normal" style:font-weight-asian="normal" style:font-style-complex="normal" style:font-weight-complex="normal"/>
    </style:style>
    <style:style style:name="T4" style:family="text">
      <style:text-properties style:text-position="super 58%" fo:font-style="normal" officeooo:rsid="00422bc2" style:font-style-asian="normal" style:font-weight-asian="normal" style:font-style-complex="normal" style:font-weight-complex="normal"/>
    </style:style>
    <style:style style:name="T5" style:family="text">
      <style:text-properties style:text-position="super 58%" officeooo:rsid="001ae12e"/>
    </style:style>
    <style:style style:name="T6" style:family="text">
      <style:text-properties style:text-position="super 58%" officeooo:rsid="0037b874"/>
    </style:style>
    <style:style style:name="T7" style:family="text">
      <style:text-properties style:text-position="super 58%" officeooo:rsid="0042c96f"/>
    </style:style>
    <style:style style:name="T8" style:family="text">
      <style:text-properties style:text-position="0% 100%"/>
    </style:style>
    <style:style style:name="T9" style:family="text">
      <style:text-properties style:text-position="0% 100%" officeooo:rsid="0004bfb0"/>
    </style:style>
    <style:style style:name="T10" style:family="text">
      <style:text-properties style:text-position="0% 100%" officeooo:rsid="0004cadb"/>
    </style:style>
    <style:style style:name="T11" style:family="text">
      <style:text-properties style:text-position="0% 100%" fo:font-style="normal" style:font-style-asian="normal" style:font-style-complex="normal"/>
    </style:style>
    <style:style style:name="T12" style:family="text">
      <style:text-properties style:text-position="0% 100%" fo:font-style="normal" officeooo:rsid="000c5efa" style:font-style-asian="normal" style:font-style-complex="normal"/>
    </style:style>
    <style:style style:name="T13" style:family="text">
      <style:text-properties style:text-position="0% 100%" fo:font-style="normal" officeooo:rsid="000e3726" style:font-style-asian="normal" style:font-style-complex="normal"/>
    </style:style>
    <style:style style:name="T14" style:family="text">
      <style:text-properties style:text-position="0% 100%" fo:font-style="normal" officeooo:rsid="000f2189" style:font-style-asian="normal" style:font-style-complex="normal"/>
    </style:style>
    <style:style style:name="T15" style:family="text">
      <style:text-properties style:text-position="0% 100%" fo:font-style="normal" officeooo:rsid="0010bf49" style:font-style-asian="normal" style:font-style-complex="normal"/>
    </style:style>
    <style:style style:name="T16" style:family="text">
      <style:text-properties style:text-position="0% 100%" fo:font-style="normal" officeooo:rsid="00117827" style:font-style-asian="normal" style:font-style-complex="normal"/>
    </style:style>
    <style:style style:name="T17" style:family="text">
      <style:text-properties style:text-position="0% 100%" fo:font-style="normal" officeooo:rsid="0012d238" style:font-style-asian="normal" style:font-style-complex="normal"/>
    </style:style>
    <style:style style:name="T18" style:family="text">
      <style:text-properties style:text-position="0% 100%" fo:font-style="normal" officeooo:rsid="0017edc4" style:font-style-asian="normal" style:font-style-complex="normal"/>
    </style:style>
    <style:style style:name="T19" style:family="text">
      <style:text-properties style:text-position="0% 100%" fo:font-style="normal" officeooo:rsid="001901b5" style:font-style-asian="normal" style:font-style-complex="normal"/>
    </style:style>
    <style:style style:name="T20" style:family="text">
      <style:text-properties style:text-position="0% 100%" fo:font-style="normal" officeooo:rsid="0022f6b6" style:font-style-asian="normal" style:font-style-complex="normal"/>
    </style:style>
    <style:style style:name="T21" style:family="text">
      <style:text-properties style:text-position="0% 100%" fo:font-style="normal" officeooo:rsid="00230c5a" style:font-style-asian="normal" style:font-style-complex="normal"/>
    </style:style>
    <style:style style:name="T22" style:family="text">
      <style:text-properties style:text-position="0% 100%" fo:font-style="normal" officeooo:rsid="00317303" style:font-style-asian="normal" style:font-style-complex="normal"/>
    </style:style>
    <style:style style:name="T23" style:family="text">
      <style:text-properties style:text-position="0% 100%" fo:font-style="normal" officeooo:rsid="00322ecc" style:font-style-asian="normal" style:font-style-complex="normal"/>
    </style:style>
    <style:style style:name="T24" style:family="text">
      <style:text-properties style:text-position="0% 100%" fo:font-style="normal" officeooo:rsid="003b63d1" style:font-style-asian="normal" style:font-style-complex="normal"/>
    </style:style>
    <style:style style:name="T25" style:family="text">
      <style:text-properties style:text-position="0% 100%" fo:font-style="normal" officeooo:rsid="003d0bbb" style:font-style-asian="normal" style:font-style-complex="normal"/>
    </style:style>
    <style:style style:name="T26" style:family="text">
      <style:text-properties style:text-position="0% 100%" fo:font-style="normal" officeooo:rsid="003ede55" style:font-style-asian="normal" style:font-style-complex="normal"/>
    </style:style>
    <style:style style:name="T27" style:family="text">
      <style:text-properties style:text-position="0% 100%" fo:font-style="normal" officeooo:rsid="003f8bd2" style:font-style-asian="normal" style:font-style-complex="normal"/>
    </style:style>
    <style:style style:name="T28" style:family="text">
      <style:text-properties style:text-position="0% 100%" fo:font-style="normal" officeooo:rsid="0023d2e8" style:font-style-asian="normal" style:font-weight-asian="normal" style:font-style-complex="normal" style:font-weight-complex="normal"/>
    </style:style>
    <style:style style:name="T29" style:family="text">
      <style:text-properties style:text-position="0% 100%" fo:font-style="normal" officeooo:rsid="0024020a" style:font-style-asian="normal" style:font-weight-asian="normal" style:font-style-complex="normal" style:font-weight-complex="normal"/>
    </style:style>
    <style:style style:name="T30" style:family="text">
      <style:text-properties style:text-position="0% 100%" fo:font-style="normal" officeooo:rsid="0024a0cb" style:font-style-asian="normal" style:font-weight-asian="normal" style:font-style-complex="normal" style:font-weight-complex="normal"/>
    </style:style>
    <style:style style:name="T31" style:family="text">
      <style:text-properties style:text-position="0% 100%" fo:font-style="normal" officeooo:rsid="00266cb6" style:font-style-asian="normal" style:font-weight-asian="normal" style:font-style-complex="normal" style:font-weight-complex="normal"/>
    </style:style>
    <style:style style:name="T32" style:family="text">
      <style:text-properties style:text-position="0% 100%" fo:font-style="normal" officeooo:rsid="0027f6c2" style:font-style-asian="normal" style:font-weight-asian="normal" style:font-style-complex="normal" style:font-weight-complex="normal"/>
    </style:style>
    <style:style style:name="T33" style:family="text">
      <style:text-properties style:text-position="0% 100%" fo:font-style="normal" officeooo:rsid="00432317" style:font-style-asian="normal" style:font-weight-asian="normal" style:font-style-complex="normal" style:font-weight-complex="normal"/>
    </style:style>
    <style:style style:name="T34" style:family="text">
      <style:text-properties style:text-position="0% 100%" fo:font-style="normal" officeooo:rsid="002a7d04" style:font-style-asian="normal" style:font-weight-asian="normal" style:font-style-complex="normal" style:font-weight-complex="normal"/>
    </style:style>
    <style:style style:name="T35" style:family="text">
      <style:text-properties style:text-position="0% 100%" fo:font-style="normal" officeooo:rsid="00439f4f" style:font-style-asian="normal" style:font-weight-asian="normal" style:font-style-complex="normal" style:font-weight-complex="normal"/>
    </style:style>
    <style:style style:name="T36" style:family="text">
      <style:text-properties officeooo:rsid="0005341b"/>
    </style:style>
    <style:style style:name="T37" style:family="text">
      <style:text-properties officeooo:rsid="00065c36"/>
    </style:style>
    <style:style style:name="T38" style:family="text">
      <style:text-properties fo:font-style="normal" style:font-style-asian="normal" style:font-style-complex="normal"/>
    </style:style>
    <style:style style:name="T39" style:family="text">
      <style:text-properties fo:font-style="normal" officeooo:rsid="0007f6d2" style:font-style-asian="normal" style:font-style-complex="normal"/>
    </style:style>
    <style:style style:name="T40" style:family="text">
      <style:text-properties fo:font-style="normal" officeooo:rsid="0008eed7" style:font-style-asian="normal" style:font-style-complex="normal"/>
    </style:style>
    <style:style style:name="T41" style:family="text">
      <style:text-properties fo:font-style="normal" officeooo:rsid="0009dbd2" style:font-style-asian="normal" style:font-style-complex="normal"/>
    </style:style>
    <style:style style:name="T42" style:family="text">
      <style:text-properties fo:font-style="normal" officeooo:rsid="000a7f9b" style:font-style-asian="normal" style:font-style-complex="normal"/>
    </style:style>
    <style:style style:name="T43" style:family="text">
      <style:text-properties fo:font-style="normal" officeooo:rsid="000c5efa" style:font-style-asian="normal" style:font-style-complex="normal"/>
    </style:style>
    <style:style style:name="T44" style:family="text">
      <style:text-properties officeooo:rsid="001ae12e"/>
    </style:style>
    <style:style style:name="T45" style:family="text">
      <style:text-properties officeooo:rsid="001ddd87"/>
    </style:style>
    <style:style style:name="T46" style:family="text">
      <style:text-properties officeooo:rsid="0020cef5"/>
    </style:style>
    <style:style style:name="T47" style:family="text">
      <style:text-properties fo:font-weight="normal" officeooo:rsid="00341966" style:font-weight-asian="normal" style:font-weight-complex="normal"/>
    </style:style>
    <style:style style:name="T48" style:family="text">
      <style:text-properties fo:font-weight="normal" officeooo:rsid="0037a41a" style:font-weight-asian="normal" style:font-weight-complex="normal"/>
    </style:style>
    <style:style style:name="T49" style:family="text">
      <style:text-properties officeooo:rsid="00146b3f"/>
    </style:style>
    <style:style style:name="T50" style:family="text">
      <style:text-properties fo:font-variant="normal" fo:text-transform="none" fo:color="#191919" style:text-position="0% 100%" style:font-name="Liberation Serif" fo:font-size="12pt" fo:letter-spacing="normal" fo:font-style="normal" officeooo:rsid="00432317" style:font-style-asian="normal" style:font-style-complex="normal"/>
    </style:style>
    <style:style style:name="T51" style:family="text">
      <style:text-properties fo:font-variant="normal" fo:text-transform="none" fo:color="#191919" style:text-position="super 58%" style:font-name="Liberation Serif" fo:font-size="12pt" fo:letter-spacing="normal" fo:font-style="normal" officeooo:rsid="000c5efa" style:font-style-asian="normal" style:font-style-complex="normal"/>
    </style:style>
    <style:style style:name="T52" style:family="text">
      <style:text-properties fo:font-variant="normal" fo:text-transform="none" fo:color="#191919" style:text-position="super 58%" style:font-name="Liberation Serif" fo:font-size="12pt" fo:letter-spacing="normal" fo:font-style="normal" officeooo:rsid="00458127"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ving Towards a Nutritious and</text:p>
      <text:p text:style-name="P1"/>
      <text:p text:style-name="P1">Affordable Diet</text:p>
      <text:p text:style-name="P1"/>
      <text:p text:style-name="P1">By wasingej</text:p>
      <text:p text:style-name="P1"/>
      <text:p text:style-name="P8">One sentence summarizing the problem that you are concerned about...</text:p>
      <text:p text:style-name="P3">Obesity in the United States has risen to unacceptable levels. <text:s/></text:p>
      <text:p text:style-name="P3"/>
      <text:p text:style-name="P9">One or two sentences giving statistics about what a bad problem this is...</text:p>
      <text:p text:style-name="P30"><text:tab/>Today, more than one-third of U.S. adults are obese<text:span text:style-name="T1">1</text:span><text:span text:style-name="T8">. <text:s/>In addition there are many health problems that are highly correlated with obesity such as heart disease, stroke type 2 diabetes and many others</text:span><text:span text:style-name="T1">1</text:span><text:span text:style-name="T8">. <text:s/>The issue can be summed up by a quote from John Kenneth Galbraith: “more die in the United States of too much food than too little”. <text:s/>Obesity is not a new problem in the United States. <text:s/>Since </text:span><text:span text:style-name="T9">the introduction of cheaply produced processed food, eating unhealthy has been an easier, more accessible option than cooking simple, nutritious meals. <text:s/></text:span><text:span text:style-name="T10">Nonetheless, it is still possible to eat nutritiously when on a strict budget. <text:s/>The FDA's Thrify Food Plan specifies that a male of 18 years can eat a nutritious diet at a cost of only around forty dollars per week</text:span><text:span text:style-name="T7">7</text:span><text:span text:style-name="T10">. </text:span></text:p>
      <text:p text:style-name="P17"/>
      <text:p text:style-name="P10"><text:span text:style-name="T10">O</text:span><text:span text:style-name="T8">ne sentence summarizing the subproblem that you want to focus on solving...</text:span></text:p>
      <text:p text:style-name="P1"><text:span text:style-name="T36"><text:tab/>However, w</text:span>ith so much information out there, it is hard to know how to choose nutritious and </text:p>
      <text:p text:style-name="P1">affordable food. Many people lack a basic understanding of what constitutes a nutritious </text:p>
      <text:p text:style-name="P1">diet. In addition to this, many foods are marketed as being nutritious when they are not. </text:p>
      <text:p text:style-name="P1">Doing the research to figure out how to eat healthy takes up too much time to interest </text:p>
      <text:p text:style-name="P1">people with busy schedules.</text:p>
      <text:p text:style-name="P1"><text:tab/></text:p>
      <text:p text:style-name="P10">A few sentences giving an example of this subproblem in action</text:p>
      <text:p text:style-name="P29"><text:tab/><text:span text:style-name="T44">According to FDA Commissioner Margaret Hamburg, there is a concern about “... the number and variety of label claims that may not help consumers distinguish healthy food choices from less healthy ones and, indeed, may be false or misleading”</text:span><text:span text:style-name="T5">3</text:span><text:span text:style-name="T44">. <text:s/></text:span></text:p>
      <text:p text:style-name="P29"><text:span text:style-name="T44"><text:tab/>In addition, the FDA sent out warning letters to 17 food producers citing violations such as: <text:s/></text:span>“<text:span text:style-name="T45">Using nutrient claims on foods for children under 2 that are only permitted for use on foods for adults. <text:s/>Claims that a food can treat or mitigate disease, which puts the food into the category of an unapproved drug. <text:s/>Misleading 'healthy' claims on foods that do not meet the established definitions for health foods. <text:s/>Misleading statements on juice products that make consumers believe they are from a single juice, when actually they're a juice blend.”</text:span><text:span text:style-name="T5">3 </text:span></text:p>
      <text:p text:style-name="P29"><text:tab/><text:span text:style-name="T46">In addition, the behavior of consumers when it comes to making food purchases is telling in in the obesity epidemic: <text:s/>“Although consumers indicate that healthy eating and good nutrition are increasingly important to them, sales and surveys show they are more concerned with taste, convenience, and price”</text:span><text:span text:style-name="T6">4</text:span><text:span text:style-name="T46">. <text:s/>My application will be designed to mitigate each of these factors by making nutritious delicious meals easily accessible to people of all incomes. <text:s/></text:span></text:p>
      <text:p text:style-name="P28"/>
      <text:p text:style-name="P11"><text:span text:style-name="T39">A </text:span><text:span text:style-name="T38">few sentences describing the first part of your solution.</text:span></text:p>
      <text:p text:style-name="P28"><text:tab/>Data about eating options that are nutritious and affordable can be compiled together and </text:p>
      <text:p text:style-name="P28">selectively rendered in a visually appealing interface to help users make better eating </text:p>
      <text:p text:style-name="P31">decisions while working with a budget. <text:s/><text:span text:style-name="T37">A perfect resource for this is the FDA's meal plan specifications. <text:s/>The data presented by the FDA's reports comes in the form of a colorless </text:span><text:span text:style-name="T39">PDF document with presented in one large table. <text:s/>This format is unlikely to catch the attention of a user in it's current format because it is too densely and blandly presented. <text:s/>In addition, the information </text:span><text:soft-page-break/><text:span text:style-name="T39">contained in the page is not all relevant to the user as it applies people of different age groups as well as families of multiples sizes. </text:span></text:p>
      <text:p text:style-name="P4"><text:span text:style-name="T39"><text:tab/>My solution to this problem is to present the information as a web interface with a set of filters so that only data that is relevant to the user is presented. <text:s/>Questions can be presented to the user such as “What is your age?”, “Are you single?” and “How large is your family?” </text:span><text:span text:style-name="T40">to show information to the user that only pertains directly to them. <text:s/></text:span><text:span text:style-name="T42">Using HTML/CSS/JavaScript and libraries such as Bootstrap, this interface can be made to look visually appealing while providing a practical use to the user. <text:s/></text:span></text:p>
      <text:p text:style-name="P24"><text:tab/></text:p>
      <text:p text:style-name="P11"><text:span text:style-name="T40">A </text:span><text:span text:style-name="T38">sentence giving an example or other explanation of this first part of the solution</text:span></text:p>
      <text:p text:style-name="P25"><text:tab/><text:span text:style-name="T48">The first part of my application is a perfect way to begin to build the functionality necessary for the final application while still being of benefit to the user. <text:s/></text:span></text:p>
      <text:p text:style-name="P25"><text:span text:style-name="T48"/></text:p>
      <text:p text:style-name="P26">A few sentences describing the second part of your solution.</text:p>
      <text:p text:style-name="P4"><text:span text:style-name="T40"><text:tab/></text:span><text:span text:style-name="T41">The second part of this application that can help users move towards a nutritious, well-priced budget is the ability for the application to integrate with data from grocery stores about their inventories and prices. <text:s/>This would allow users to not only know what they should be spending on food, but also allow them to allocate their budget to actual items so that they can get an idea of exactly where their money will go. <text:s/></text:span><text:span text:style-name="T43">An API that can be used to get access to store locations, inventories and information about specific items is SupermarketAPI</text:span><text:span text:style-name="T2">2</text:span><text:span text:style-name="T12">. <text:s/>This part of the application will require a more complicated interface, that nonetheless must be intuitive and useful for the end user. <text:s/></text:span><text:span text:style-name="T13">In addition, this portion of the application will need to have the functionality to allow the user to save a food plan, and load the plan up later. <text:s/>Whether this will be done by allowing them to download a budget file, or having users store food budgets in a database can be decided when the application is closer to implementation.</text:span></text:p>
      <text:p text:style-name="P2"><text:span text:style-name="T13"><text:tab/></text:span><text:span text:style-name="T14">Because this portion of the application is complicated, it is useful to specify exactly how the interface will appear and function for the end-user. <text:s/>Because there will be many stores involved, each of which will have many items with custom data pertaining to each, it will be useful to structure this interface with the focus being around a search and filter functionality. <text:s/>For example, if a user wants to add green peppers to their food budget, they will enter “green peppers” in the search queue and </text:span><text:span text:style-name="T15">press enter. <text:s/>The search may return information about peppers from many different stores. <text:s/>The user should have the ability to filter </text:span><text:span text:style-name="T16">and/or order</text:span><text:span text:style-name="T15"> these results </text:span><text:span text:style-name="T16">based on</text:span><text:span text:style-name="T15"> parameters such as </text:span><text:span text:style-name="T16">store proximity, item price, and store name.</text:span></text:p>
      <text:p text:style-name="P19"><text:span text:style-name="T49"><text:tab/>When a user queries for a set of results, the returned list of results will contain entries briefly summarizing the product by providing the product name, price, store that sells the product and a brief description of the product. <text:s/>When the user clicks on the description, they will be brought to a page containing more detailed information about a product. <text:s/>In addition, in order for the application to be even more useful to the customer, functionality will need to be created that allows the user to purchase items on line using their credit/debit card. <text:s/>This will be a difficult task in itself because the application will need to use multiple APIs provided by financial institutions such as Visa in addition to cooperating with grocery food providers to make transactions on their items.</text:span></text:p>
      <text:p text:style-name="P19"/>
      <text:p text:style-name="P12"><text:span text:style-name="T16">A </text:span><text:span text:style-name="T11">sentence giving an example or other explanation of this second part of the solution.</text:span></text:p>
      <text:p text:style-name="P2"><text:span text:style-name="T16"><text:tab/></text:span><text:span text:style-name="T17">An example of this type of user interface can be found in sites such as Google and Youtube. <text:s/>The focus of the functionality in these sites is the search feature. <text:s/>By selecting (or ignoring) a set of filters, the user can determine which type of results will show up. <text:s/>By clicking on a result in the list returned from the search query, the user will be taken to a unique view for that result (either a video or a website).</text:span></text:p>
      <text:p text:style-name="P2"><text:span text:style-name="T17"><text:tab/></text:span></text:p>
      <text:p text:style-name="P12"><text:span text:style-name="T18">A </text:span><text:span text:style-name="T11">few sentences describing the third part of your solution.</text:span></text:p>
      <text:p text:style-name="P2"><text:span text:style-name="T18"><text:tab/></text:span><text:span text:style-name="T19">The third part of the application will be to allow users to design their own diets. <text:s/></text:span><text:span text:style-name="T22">This part of the </text:span><text:soft-page-break/><text:span text:style-name="T22">application will be built on top of the search-and-purchase functionality provided by the second part. <text:s/>In addition, it will take information gathered from the first part of the application to </text:span><text:span text:style-name="T24">evaluate</text:span><text:span text:style-name="T22"> budget limitations for the user. <text:s/>Users will be able to design a diet that incorporates different ingredients sourced from the search functionality provided by the second part. <text:s/>Users will be able to select meals for each day from a database containing different recipes. <text:s/>In addition, users will be constantly aware of where they stand on their budget and nutritional content when they are designing their meal plan. <text:s/>The third part of the application connects the first two parts together to make the entire application more fully-functional. <text:s/>By giving the user a single interface to plan </text:span><text:span text:style-name="T23">and implement a nutritional diet under monetary constraints, the third part will save users time in their daily lives while helping them to make healthier eating choices. <text:s/></text:span></text:p>
      <text:p text:style-name="P18"/>
      <text:p text:style-name="P12"><text:span text:style-name="T19">A </text:span><text:span text:style-name="T11">sentence giving an example or other explanation of this third part of the solution.</text:span></text:p>
      <text:p text:style-name="P20"><text:tab/><text:span text:style-name="T47">An example of the type of functionality that my application will have is the meal planning service offered by emeals.com. <text:s/>Emeals allows the user to create a meal plan given a budget and creates a grocery list of items for them. <text:s/></text:span></text:p>
      <text:p text:style-name="P20"><text:span text:style-name="T47"/></text:p>
      <text:p text:style-name="P6"><text:span text:style-name="T19">A </text:span><text:span text:style-name="T11">sentence or two explaining what parts of the solution are the highest priority:</text:span></text:p>
      <text:p text:style-name="P14"><text:span text:style-name="T11"><text:tab/>Creating a visually intuitive interface </text:span><text:span text:style-name="T25">for budget guidelines </text:span><text:span text:style-name="T11">is the highest priority part of this application. <text:s/>In order for people to be able to select a healthy affordable diet, they should have a set of </text:span><text:span text:style-name="T26">budget </text:span><text:span text:style-name="T11">guidelines presented to them in a visually intuitive manner. <text:s/>Because sufficient funding is essential to creating a successful application of this size, </text:span><text:span text:style-name="T20">the first part of this application can act as a proof-of-concept to help attract potential investors. <text:s/>The budget guidelines part of the application will also provide a serious benefit to potential users on its own. <text:s/></text:span></text:p>
      <text:p text:style-name="P14"><text:span text:style-name="T20"><text:tab/>After the first part of the application is completed, priority can be given to expanding the application by creating the functionality specified in the second part of the solution. <text:s/></text:span><text:span text:style-name="T21">The second part of the application is much more complex than the first part and will require creating multiple views for the different sub-parts. <text:s/>In addition, this part will use multiple APIs to handle things such as digital transactions and store inventory/price data queries. <text:s/>One of the APIs that will be used (</text:span><text:span text:style-name="T27">S</text:span><text:span text:style-name="T21">upermarketAPI) <text:s/>requires a $197 yearly fee in order to use. <text:s/>Therefore, due to the increased cost and likely increased number of developers needed, the second part of the application will be built after a working proof-of-concept and sufficient funding is secured.</text:span></text:p>
      <text:p text:style-name="P22"/>
      <text:p text:style-name="P7"><text:span text:style-name="T21">A </text:span><text:span text:style-name="T11">sentence explaining how the solution would be deployed, funded, or otherwise put into action..</text:span></text:p>
      <text:p text:style-name="P23"><text:tab/>Because the application is intended to be delivered via the web, there will need to be a dedicated server to host the website. <text:s/>Depending on how many users the application is intending to serve, it may be necessary to have more than one dedicated server to run the website. <text:s/>The funding necessary for the application can be summed up as the cost of purchasing/running a dedicated web server, the cost of purchasing licensing for APIs and the cost of hiring developers to work on the application. <text:s/>Because the first portion of the application is relatively simple (while defining the focus of the application), it can be used to provide a proof-of-concept to attract potential investors.</text:p>
      <text:p text:style-name="P23"/>
      <text:p text:style-name="P21">An explanation of how you think the world will be better after your solution is in place...</text:p>
      <text:p text:style-name="P36"><text:span text:style-name="T28"><text:tab/>In the modern age, we have reached a point where there are more people in the world who are overweight than malnourished</text:span><text:span text:style-name="T3">5</text:span><text:span text:style-name="T28">. <text:s/>This means that obesity is one of the largest problems facing humanity right now. <text:s/>By releasing an application that makes it easier than ever to eat healthy, I can help people who may lack the time or motivation </text:span><text:span text:style-name="T29">to eat a better diet. <text:s/>By helping to reduce obesity, this application will have a cascading range of effects on society. <text:s/>Right now, </text:span><text:span text:style-name="T30">obesity accounts for nearly 21% of annual health care spending in the United States. <text:s/></text:span><text:span text:style-name="T31">By reducing obesity, people who were obese will have more money to spend on other important things in their lives. <text:s/></text:span><text:span text:style-name="T32">In addition, the current obesity </text:span><text:soft-page-break/><text:span text:style-name="T32">epidemic is “stifling businesses and organizations that stimulate jobs and growth in the U.S. cities</text:span><text:span text:style-name="T4">6</text:span><text:span text:style-name="T32">”. <text:s/></text:span><text:span text:style-name="T33">There have been some efforts to combat obesity. <text:s/>One of the most notable is Michelle Obama's Let's Move campaign: </text:span><text:span text:style-name="T50">"Through Let’s Move, we plan to keep attacking this problem from every angle, because we know there is no one magic bullet. So we plan to keep building healthier schools. We plan to keep bringing fresh food into our communities. We plan to keep urging businesses to provide healthy products and market them responsibly to our kids. But we also need to keep innovating. We need to keep pushing the envelope. We need to find new ideas from every sector to help families make manageable, affordable changes that can transform our children’s health."</text:span><text:span text:style-name="T52">8</text:span><text:span text:style-name="T50"> <text:s/>Although Let's Move has made progress in tackling childhood obesity, my application will attack the epidemic at the adult level.</text:span></text:p>
      <text:p text:style-name="P35"><text:span text:style-name="T35">Overall, the</text:span><text:span text:style-name="T34"> widespread epidemic of obesity is a relatively new phenomenon for humanity and this application works to help solve it and bring us back to a more natural and healthy state of existence.</text:span></text:p>
      <text:p text:style-name="P16"/>
      <text:p text:style-name="P1">1) <text:a xlink:type="simple" xlink:href="http://www.cdc.gov/obesity/data/adult.html">http://www.cdc.gov/obesity/data/adult.html</text:a></text:p>
      <text:p text:style-name="P5">2) <text:a xlink:type="simple" xlink:href="http://www.supermarketapi.com/">http://www.supermarketapi.com/</text:a></text:p>
      <text:p text:style-name="P13">3)<text:a xlink:type="simple" xlink:href="http://www.cncahealth.com/explore/learn/nutrition-food/fooled-by-food-labels-9-deceptive-claims-to-watch-out-for#.VH-a1XVdWbk">http://www.cncahealth.com/explore/learn/nutrition-food/fooled-by-food-labels-9-deceptive-claims-to-watch-out-for#.VH-a1XVdWbk</text:a></text:p>
      <text:p text:style-name="P14">4) <text:a xlink:type="simple" xlink:href="http://ajcn.nutrition.org/content/82/1/259S.full">http://ajcn.nutrition.org/content/82/1/259S.full</text:a></text:p>
      <text:p text:style-name="P15">5)http://www.forbes.com/sites/timworstall/2011/09/22/there-are-now-more-obese-people-than-hungry-people/</text:p>
      <text:p text:style-name="P15">6) <text:a xlink:type="simple" xlink:href="http://www.healthycommunitieshealthyfuture.org/learn-the-facts/economic-costs-of-obesity/">http://www.healthycommunitieshealthyfuture.org/learn-the-facts/economic-costs-of-obesity/</text:a></text:p>
      <text:p text:style-name="P33">7) <text:a xlink:type="simple" xlink:href="http://www.cnpp.usda.gov/sites/default/files/CostofFoodOct2014.pdf">http://www.cnpp.usda.gov/sites/default/files/CostofFoodOct2014.pdf</text:a></text:p>
      <text:p text:style-name="P34">8)http://familyfitness.about.com/od/motivation/a/michelle_obama_quotes.ht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ans-serif"/>
    <style:font-face style:name="Helvetica Neue" svg:font-family="'Helvetica Neue', Helvetica, Arial,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red </meta:initial-creator>
    <meta:creation-date>2014-12-02T13:56:06.101427098</meta:creation-date>
    <dc:date>2014-12-03T19:45:48.811453166</dc:date>
    <dc:creator>jared </dc:creator>
    <meta:editing-duration>PT6H49M2S</meta:editing-duration>
    <meta:editing-cycles>60</meta:editing-cycles>
    <meta:generator>LibreOffice/4.1.3.2$Linux_X86_64 LibreOffice_project/410m0$Build-2</meta:generator>
    <meta:document-statistic meta:table-count="0" meta:image-count="0" meta:object-count="0" meta:page-count="4" meta:paragraph-count="53" meta:word-count="2192" meta:character-count="13602" meta:non-whitespace-character-count="11353"/>
  </office:meta>
</office:document-meta>
</file>